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ilFastProblemReporterTests.testWa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ailFastProblemReporterTests.test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